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c08" officeooo:paragraph-rsid="0013ac08"/>
    </style:style>
    <style:style style:name="P2" style:family="paragraph" style:parent-style-name="Standard">
      <style:text-properties officeooo:rsid="0013ac08" officeooo:paragraph-rsid="0015d86d"/>
    </style:style>
    <style:style style:name="T1" style:family="text">
      <style:text-properties officeooo:rsid="00152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TextToArray</text:p>
      <text:p text:style-name="P1"/>
      <text:p text:style-name="P2">Efter att vi har läst in filen som vi ska frekvensanalysera så skapar vi en <text:span text:style-name="T1">tabell med hjälp av den i c inbyggda datatypen array. Vi allokerar minne för en array, h[i][j], där i är antalet tecken som vi vill kunna räkna med, alltså 256, och j = 2. <text:s/>Nycklarna kommer lagras på de platser i arrayen där j = 0 och antalet gånger varje nyckel hittas i filen som ska analyseras kommer lagras där j =1. Eftersom nycklarna i vår tabell kommer vara siffervärdena som motsvarar de tecken som vi kan tänkas läsa in så fyller vi tabellens nyckelplatser med värden från 0 till 255. Vi passar också på att sätta alla j = 1 till noll. Tabellen ser då ut som följer:</text:span></text:p>
      <text:p text:style-name="P2"/>
      <text:p text:style-name="P2"/>
      <text:p text:style-name="P2"/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20:19:45.832221621</meta:creation-date>
    <dc:date>2015-02-16T21:40:01.107750895</dc:date>
    <meta:editing-duration>PT24S</meta:editing-duration>
    <meta:editing-cycles>1</meta:editing-cycles>
    <meta:document-statistic meta:table-count="0" meta:image-count="0" meta:object-count="0" meta:page-count="1" meta:paragraph-count="3" meta:word-count="125" meta:character-count="667" meta:non-whitespace-character-count="542"/>
    <meta:generator>LibreOffice/4.2.7.2$Linux_X86_64 LibreOffice_project/420m0$Build-2</meta:generator>
  </office:meta>
</office:document-meta>
</file>